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4" table:default-cell-style-name="Default"/>
        <table:table-row table:style-name="ro1" table:number-rows-repeated="6">
          <table:table-cell table:number-columns-repeated="40"/>
        </table:table-row>
        <table:table-row table:style-name="ro2">
          <table:table-cell table:number-columns-repeated="3"/>
          <table:table-cell table:style-name="ce1"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Rated</text:p>
          </table:table-cell>
          <table:table-cell office:value-type="string">
            <text:p>Released </text:p>
          </table:table-cell>
          <table:table-cell office:value-type="string">
            <text:p>Runtime</text:p>
          </table:table-cell>
          <table:table-cell office:value-type="string">
            <text:p>Genre</text:p>
          </table:table-cell>
          <table:table-cell office:value-type="string">
            <text:p>Director</text:p>
          </table:table-cell>
          <table:table-cell office:value-type="string">
            <text:p>Writer</text:p>
          </table:table-cell>
          <table:table-cell office:value-type="string">
            <text:p>Plot</text:p>
          </table:table-cell>
          <table:table-cell office:value-type="string">
            <text:p>Language</text:p>
          </table:table-cell>
          <table:table-cell office:value-type="string">
            <text:p>Country</text:p>
          </table:table-cell>
          <table:table-cell office:value-type="string">
            <text:p>Awards</text:p>
          </table:table-cell>
          <table:table-cell office:value-type="string">
            <text:p>Poster</text:p>
          </table:table-cell>
          <table:table-cell office:value-type="string">
            <text:p>Ratings</text:p>
          </table:table-cell>
          <table:table-cell office:value-type="string">
            <text:p>Source</text:p>
          </table:table-cell>
          <table:table-cell office:value-type="string">
            <text:p>Value</text:p>
          </table:table-cell>
          <table:table-cell office:value-type="string">
            <text:p>Source</text:p>
          </table:table-cell>
          <table:table-cell office:value-type="string">
            <text:p>Value</text:p>
          </table:table-cell>
          <table:table-cell office:value-type="string">
            <text:p>Source</text:p>
          </table:table-cell>
          <table:table-cell office:value-type="string">
            <text:p>Value</text:p>
          </table:table-cell>
          <table:table-cell office:value-type="string">
            <text:p>Metascore</text:p>
          </table:table-cell>
          <table:table-cell office:value-type="string">
            <text:p>imdbRating</text:p>
          </table:table-cell>
          <table:table-cell office:value-type="string">
            <text:p>imdbVotes</text:p>
          </table:table-cell>
          <table:table-cell office:value-type="string">
            <text:p>imdbID</text:p>
          </table:table-cell>
          <table:table-cell office:value-type="string">
            <text:p>Type</text:p>
          </table:table-cell>
          <table:table-cell office:value-type="string">
            <text:p>DVD</text:p>
          </table:table-cell>
          <table:table-cell office:value-type="string">
            <text:p>BoxOffice</text:p>
          </table:table-cell>
          <table:table-cell office:value-type="string">
            <text:p>Production</text:p>
          </table:table-cell>
          <table:table-cell office:value-type="string">
            <text:p>Website</text:p>
          </table:table-cell>
          <table:table-cell table:number-columns-repeated="8"/>
        </table:table-row>
        <table:table-row table:style-name="ro1" table:number-rows-repeated="6">
          <table:table-cell table:number-columns-repeated="40"/>
        </table:table-row>
        <table:table-row table:style-name="ro1">
          <table:table-cell table:number-columns-repeated="3"/>
          <table:table-cell table:formula="of:=&quot;&lt;p&gt;&quot;&amp;[.D7] &amp; &quot;: {movie.&quot; &amp; [.D7] &amp;&quot;}&quot;&amp;&quot;&lt;/p&gt;&quot;" office:value-type="string" office:string-value="&lt;p&gt;Title: {movie.Title}&lt;/p&gt;">
            <text:p>&lt;p&gt;Title: {movie.Title}&lt;/p&gt;</text:p>
          </table:table-cell>
          <table:table-cell table:formula="of:=&quot;&lt;p&gt;&quot;&amp;[.E7] &amp; &quot;: {movie.&quot; &amp; [.E7] &amp;&quot;}&quot;&amp;&quot;&lt;/p&gt;&quot;" office:value-type="string" office:string-value="&lt;p&gt;Year: {movie.Year}&lt;/p&gt;">
            <text:p>&lt;p&gt;Year: {movie.Year}&lt;/p&gt;</text:p>
          </table:table-cell>
          <table:table-cell table:formula="of:=&quot;&lt;p&gt;&quot;&amp;[.F7] &amp; &quot;: {movie.&quot; &amp; [.F7] &amp;&quot;}&quot;&amp;&quot;&lt;/p&gt;&quot;" office:value-type="string" office:string-value="&lt;p&gt;Rated: {movie.Rated}&lt;/p&gt;">
            <text:p>&lt;p&gt;Rated: {movie.Rated}&lt;/p&gt;</text:p>
          </table:table-cell>
          <table:table-cell table:formula="of:=&quot;&lt;p&gt;&quot;&amp;[.G7] &amp; &quot;: {movie.&quot; &amp; [.G7] &amp;&quot;}&quot;&amp;&quot;&lt;/p&gt;&quot;" office:value-type="string" office:string-value="&lt;p&gt;Released : {movie.Released }&lt;/p&gt;">
            <text:p>&lt;p&gt;Released : {movie.Released }&lt;/p&gt;</text:p>
          </table:table-cell>
          <table:table-cell table:formula="of:=&quot;&lt;p&gt;&quot;&amp;[.H7] &amp; &quot;: {movie.&quot; &amp; [.H7] &amp;&quot;}&quot;&amp;&quot;&lt;/p&gt;&quot;" office:value-type="string" office:string-value="&lt;p&gt;Runtime: {movie.Runtime}&lt;/p&gt;">
            <text:p>&lt;p&gt;Runtime: {movie.Runtime}&lt;/p&gt;</text:p>
          </table:table-cell>
          <table:table-cell table:formula="of:=&quot;&lt;p&gt;&quot;&amp;[.I7] &amp; &quot;: {movie.&quot; &amp; [.I7] &amp;&quot;}&quot;&amp;&quot;&lt;/p&gt;&quot;" office:value-type="string" office:string-value="&lt;p&gt;Genre: {movie.Genre}&lt;/p&gt;">
            <text:p>&lt;p&gt;Genre: {movie.Genre}&lt;/p&gt;</text:p>
          </table:table-cell>
          <table:table-cell table:formula="of:=&quot;&lt;p&gt;&quot;&amp;[.J7] &amp; &quot;: {movie.&quot; &amp; [.J7] &amp;&quot;}&quot;&amp;&quot;&lt;/p&gt;&quot;" office:value-type="string" office:string-value="&lt;p&gt;Director: {movie.Director}&lt;/p&gt;">
            <text:p>&lt;p&gt;Director: {movie.Director}&lt;/p&gt;</text:p>
          </table:table-cell>
          <table:table-cell table:formula="of:=&quot;&lt;p&gt;&quot;&amp;[.K7] &amp; &quot;: {movie.&quot; &amp; [.K7] &amp;&quot;}&quot;&amp;&quot;&lt;/p&gt;&quot;" office:value-type="string" office:string-value="&lt;p&gt;Writer: {movie.Writer}&lt;/p&gt;">
            <text:p>&lt;p&gt;Writer: {movie.Writer}&lt;/p&gt;</text:p>
          </table:table-cell>
          <table:table-cell table:formula="of:=&quot;&lt;p&gt;&quot;&amp;[.L7] &amp; &quot;: {movie.&quot; &amp; [.L7] &amp;&quot;}&quot;&amp;&quot;&lt;/p&gt;&quot;" office:value-type="string" office:string-value="&lt;p&gt;Plot: {movie.Plot}&lt;/p&gt;">
            <text:p>&lt;p&gt;Plot: {movie.Plot}&lt;/p&gt;</text:p>
          </table:table-cell>
          <table:table-cell table:formula="of:=&quot;&lt;p&gt;&quot;&amp;[.M7] &amp; &quot;: {movie.&quot; &amp; [.M7] &amp;&quot;}&quot;&amp;&quot;&lt;/p&gt;&quot;" office:value-type="string" office:string-value="&lt;p&gt;Language: {movie.Language}&lt;/p&gt;">
            <text:p>&lt;p&gt;Language: {movie.Language}&lt;/p&gt;</text:p>
          </table:table-cell>
          <table:table-cell table:formula="of:=&quot;&lt;p&gt;&quot;&amp;[.N7] &amp; &quot;: {movie.&quot; &amp; [.N7] &amp;&quot;}&quot;&amp;&quot;&lt;/p&gt;&quot;" office:value-type="string" office:string-value="&lt;p&gt;Country: {movie.Country}&lt;/p&gt;">
            <text:p>&lt;p&gt;Country: {movie.Country}&lt;/p&gt;</text:p>
          </table:table-cell>
          <table:table-cell table:formula="of:=&quot;&lt;p&gt;&quot;&amp;[.O7] &amp; &quot;: {movie.&quot; &amp; [.O7] &amp;&quot;}&quot;&amp;&quot;&lt;/p&gt;&quot;" office:value-type="string" office:string-value="&lt;p&gt;Awards: {movie.Awards}&lt;/p&gt;">
            <text:p>&lt;p&gt;Awards: {movie.Awards}&lt;/p&gt;</text:p>
          </table:table-cell>
          <table:table-cell table:formula="of:=&quot;&lt;p&gt;&quot;&amp;[.P7] &amp; &quot;: {movie.&quot; &amp; [.P7] &amp;&quot;}&quot;&amp;&quot;&lt;/p&gt;&quot;" office:value-type="string" office:string-value="&lt;p&gt;Poster: {movie.Poster}&lt;/p&gt;">
            <text:p>&lt;p&gt;Poster: {movie.Poster}&lt;/p&gt;</text:p>
          </table:table-cell>
          <table:table-cell table:formula="of:=&quot;&lt;p&gt;&quot;&amp;[.Q7] &amp; &quot;: {movie.&quot; &amp; [.Q7] &amp;&quot;}&quot;&amp;&quot;&lt;/p&gt;&quot;" office:value-type="string" office:string-value="&lt;p&gt;Ratings: {movie.Ratings}&lt;/p&gt;">
            <text:p>&lt;p&gt;Ratings: {movie.Ratings}&lt;/p&gt;</text:p>
          </table:table-cell>
          <table:table-cell table:formula="of:=&quot;&lt;p&gt;&quot;&amp;[.R7] &amp; &quot;: {movie.&quot; &amp; [.R7] &amp;&quot;}&quot;&amp;&quot;&lt;/p&gt;&quot;" office:value-type="string" office:string-value="&lt;p&gt;Source: {movie.Source}&lt;/p&gt;">
            <text:p>&lt;p&gt;Source: {movie.Source}&lt;/p&gt;</text:p>
          </table:table-cell>
          <table:table-cell table:formula="of:=&quot;&lt;p&gt;&quot;&amp;[.S7] &amp; &quot;: {movie.&quot; &amp; [.S7] &amp;&quot;}&quot;&amp;&quot;&lt;/p&gt;&quot;" office:value-type="string" office:string-value="&lt;p&gt;Value: {movie.Value}&lt;/p&gt;">
            <text:p>&lt;p&gt;Value: {movie.Value}&lt;/p&gt;</text:p>
          </table:table-cell>
          <table:table-cell table:formula="of:=&quot;&lt;p&gt;&quot;&amp;[.T7] &amp; &quot;: {movie.&quot; &amp; [.T7] &amp;&quot;}&quot;&amp;&quot;&lt;/p&gt;&quot;" office:value-type="string" office:string-value="&lt;p&gt;Source: {movie.Source}&lt;/p&gt;">
            <text:p>&lt;p&gt;Source: {movie.Source}&lt;/p&gt;</text:p>
          </table:table-cell>
          <table:table-cell table:formula="of:=&quot;&lt;p&gt;&quot;&amp;[.U7] &amp; &quot;: {movie.&quot; &amp; [.U7] &amp;&quot;}&quot;&amp;&quot;&lt;/p&gt;&quot;" office:value-type="string" office:string-value="&lt;p&gt;Value: {movie.Value}&lt;/p&gt;">
            <text:p>&lt;p&gt;Value: {movie.Value}&lt;/p&gt;</text:p>
          </table:table-cell>
          <table:table-cell table:formula="of:=&quot;&lt;p&gt;&quot;&amp;[.V7] &amp; &quot;: {movie.&quot; &amp; [.V7] &amp;&quot;}&quot;&amp;&quot;&lt;/p&gt;&quot;" office:value-type="string" office:string-value="&lt;p&gt;Source: {movie.Source}&lt;/p&gt;">
            <text:p>&lt;p&gt;Source: {movie.Source}&lt;/p&gt;</text:p>
          </table:table-cell>
          <table:table-cell table:formula="of:=&quot;&lt;p&gt;&quot;&amp;[.W7] &amp; &quot;: {movie.&quot; &amp; [.W7] &amp;&quot;}&quot;&amp;&quot;&lt;/p&gt;&quot;" office:value-type="string" office:string-value="&lt;p&gt;Value: {movie.Value}&lt;/p&gt;">
            <text:p>&lt;p&gt;Value: {movie.Value}&lt;/p&gt;</text:p>
          </table:table-cell>
          <table:table-cell table:formula="of:=&quot;&lt;p&gt;&quot;&amp;[.X7] &amp; &quot;: {movie.&quot; &amp; [.X7] &amp;&quot;}&quot;&amp;&quot;&lt;/p&gt;&quot;" office:value-type="string" office:string-value="&lt;p&gt;Metascore: {movie.Metascore}&lt;/p&gt;">
            <text:p>&lt;p&gt;Metascore: {movie.Metascore}&lt;/p&gt;</text:p>
          </table:table-cell>
          <table:table-cell table:formula="of:=&quot;&lt;p&gt;&quot;&amp;[.Y7] &amp; &quot;: {movie.&quot; &amp; [.Y7] &amp;&quot;}&quot;&amp;&quot;&lt;/p&gt;&quot;" office:value-type="string" office:string-value="&lt;p&gt;imdbRating: {movie.imdbRating}&lt;/p&gt;">
            <text:p>&lt;p&gt;imdbRating: {movie.imdbRating}&lt;/p&gt;</text:p>
          </table:table-cell>
          <table:table-cell table:formula="of:=&quot;&lt;p&gt;&quot;&amp;[.Z7] &amp; &quot;: {movie.&quot; &amp; [.Z7] &amp;&quot;}&quot;&amp;&quot;&lt;/p&gt;&quot;" office:value-type="string" office:string-value="&lt;p&gt;imdbVotes: {movie.imdbVotes}&lt;/p&gt;">
            <text:p>&lt;p&gt;imdbVotes: {movie.imdbVotes}&lt;/p&gt;</text:p>
          </table:table-cell>
          <table:table-cell table:formula="of:=&quot;&lt;p&gt;&quot;&amp;[.AA7] &amp; &quot;: {movie.&quot; &amp; [.AA7] &amp;&quot;}&quot;&amp;&quot;&lt;/p&gt;&quot;" office:value-type="string" office:string-value="&lt;p&gt;imdbID: {movie.imdbID}&lt;/p&gt;">
            <text:p>&lt;p&gt;imdbID: {movie.imdbID}&lt;/p&gt;</text:p>
          </table:table-cell>
          <table:table-cell table:formula="of:=&quot;&lt;p&gt;&quot;&amp;[.AB7] &amp; &quot;: {movie.&quot; &amp; [.AB7] &amp;&quot;}&quot;&amp;&quot;&lt;/p&gt;&quot;" office:value-type="string" office:string-value="&lt;p&gt;Type: {movie.Type}&lt;/p&gt;">
            <text:p>&lt;p&gt;Type: {movie.Type}&lt;/p&gt;</text:p>
          </table:table-cell>
          <table:table-cell table:formula="of:=&quot;&lt;p&gt;&quot;&amp;[.AC7] &amp; &quot;: {movie.&quot; &amp; [.AC7] &amp;&quot;}&quot;&amp;&quot;&lt;/p&gt;&quot;" office:value-type="string" office:string-value="&lt;p&gt;DVD: {movie.DVD}&lt;/p&gt;">
            <text:p>&lt;p&gt;DVD: {movie.DVD}&lt;/p&gt;</text:p>
          </table:table-cell>
          <table:table-cell table:formula="of:=&quot;&lt;p&gt;&quot;&amp;[.AD7] &amp; &quot;: {movie.&quot; &amp; [.AD7] &amp;&quot;}&quot;&amp;&quot;&lt;/p&gt;&quot;" office:value-type="string" office:string-value="&lt;p&gt;BoxOffice: {movie.BoxOffice}&lt;/p&gt;">
            <text:p>&lt;p&gt;BoxOffice: {movie.BoxOffice}&lt;/p&gt;</text:p>
          </table:table-cell>
          <table:table-cell table:formula="of:=&quot;&lt;p&gt;&quot;&amp;[.AE7] &amp; &quot;: {movie.&quot; &amp; [.AE7] &amp;&quot;}&quot;&amp;&quot;&lt;/p&gt;&quot;" office:value-type="string" office:string-value="&lt;p&gt;Production: {movie.Production}&lt;/p&gt;">
            <text:p>&lt;p&gt;Production: {movie.Production}&lt;/p&gt;</text:p>
          </table:table-cell>
          <table:table-cell table:formula="of:=&quot;&lt;p&gt;&quot;&amp;[.AF7] &amp; &quot;: {movie.&quot; &amp; [.AF7] &amp;&quot;}&quot;&amp;&quot;&lt;/p&gt;&quot;" office:value-type="string" office:string-value="&lt;p&gt;Website: {movie.Website}&lt;/p&gt;">
            <text:p>&lt;p&gt;Website: {movie.Website}&lt;/p&gt;</text:p>
          </table:table-cell>
          <table:table-cell table:formula="of:=&quot;&lt;p&gt;&quot;&amp;[.AG7] &amp; &quot;: {movie.&quot; &amp; [.AG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H7] &amp; &quot;: {movie.&quot; &amp; [.AH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I7] &amp; &quot;: {movie.&quot; &amp; [.AI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J7] &amp; &quot;: {movie.&quot; &amp; [.AJ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K7] &amp; &quot;: {movie.&quot; &amp; [.AK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L7] &amp; &quot;: {movie.&quot; &amp; [.AL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M7] &amp; &quot;: {movie.&quot; &amp; [.AM7] &amp;&quot;}&quot;&amp;&quot;&lt;/p&gt;&quot;" office:value-type="string" office:string-value="&lt;p&gt;: {movie.}&lt;/p&gt;">
            <text:p>&lt;p&gt;: {movie.}&lt;/p&gt;</text:p>
          </table:table-cell>
          <table:table-cell table:formula="of:=&quot;&lt;p&gt;&quot;&amp;[.AN7] &amp; &quot;: {movie.&quot; &amp; [.AN7] &amp;&quot;}&quot;&amp;&quot;&lt;/p&gt;&quot;" office:value-type="string" office:string-value="&lt;p&gt;: {movie.}&lt;/p&gt;">
            <text:p>&lt;p&gt;: {movie.}&lt;/p&gt;</text:p>
          </table:table-cell>
        </table:table-row>
        <table:table-row table:style-name="ro1">
          <table:table-cell table:number-columns-repeated="3"/>
          <table:table-cell table:formula="of:=&quot;&lt;td&gt;&quot;&amp;[.D7] &amp; &quot;: {movie.&quot; &amp; [.D7] &amp;&quot;}&quot;&amp;&quot;&lt;/td&gt;&quot;" office:value-type="string" office:string-value="&lt;td&gt;Title: {movie.Title}&lt;/td&gt;">
            <text:p>&lt;td&gt;Title: {movie.Title}&lt;/td&gt;</text:p>
          </table:table-cell>
          <table:table-cell table:formula="of:=&quot;&lt;td&gt;&quot;&amp;[.E7] &amp; &quot;: {movie.&quot; &amp; [.E7] &amp;&quot;}&quot;&amp;&quot;&lt;/td&gt;&quot;" office:value-type="string" office:string-value="&lt;td&gt;Year: {movie.Year}&lt;/td&gt;">
            <text:p>&lt;td&gt;Year: {movie.Year}&lt;/td&gt;</text:p>
          </table:table-cell>
          <table:table-cell table:formula="of:=&quot;&lt;td&gt;&quot;&amp;[.F7] &amp; &quot;: {movie.&quot; &amp; [.F7] &amp;&quot;}&quot;&amp;&quot;&lt;/td&gt;&quot;" office:value-type="string" office:string-value="&lt;td&gt;Rated: {movie.Rated}&lt;/td&gt;">
            <text:p>&lt;td&gt;Rated: {movie.Rated}&lt;/td&gt;</text:p>
          </table:table-cell>
          <table:table-cell table:formula="of:=&quot;&lt;td&gt;&quot;&amp;[.G7] &amp; &quot;: {movie.&quot; &amp; [.G7] &amp;&quot;}&quot;&amp;&quot;&lt;/td&gt;&quot;" office:value-type="string" office:string-value="&lt;td&gt;Released : {movie.Released }&lt;/td&gt;">
            <text:p>&lt;td&gt;Released : {movie.Released }&lt;/td&gt;</text:p>
          </table:table-cell>
          <table:table-cell table:formula="of:=&quot;&lt;td&gt;&quot;&amp;[.H7] &amp; &quot;: {movie.&quot; &amp; [.H7] &amp;&quot;}&quot;&amp;&quot;&lt;/td&gt;&quot;" office:value-type="string" office:string-value="&lt;td&gt;Runtime: {movie.Runtime}&lt;/td&gt;">
            <text:p>&lt;td&gt;Runtime: {movie.Runtime}&lt;/td&gt;</text:p>
          </table:table-cell>
          <table:table-cell table:formula="of:=&quot;&lt;td&gt;&quot;&amp;[.I7] &amp; &quot;: {movie.&quot; &amp; [.I7] &amp;&quot;}&quot;&amp;&quot;&lt;/td&gt;&quot;" office:value-type="string" office:string-value="&lt;td&gt;Genre: {movie.Genre}&lt;/td&gt;">
            <text:p>&lt;td&gt;Genre: {movie.Genre}&lt;/td&gt;</text:p>
          </table:table-cell>
          <table:table-cell table:formula="of:=&quot;&lt;td&gt;&quot;&amp;[.J7] &amp; &quot;: {movie.&quot; &amp; [.J7] &amp;&quot;}&quot;&amp;&quot;&lt;/td&gt;&quot;" office:value-type="string" office:string-value="&lt;td&gt;Director: {movie.Director}&lt;/td&gt;">
            <text:p>&lt;td&gt;Director: {movie.Director}&lt;/td&gt;</text:p>
          </table:table-cell>
          <table:table-cell table:formula="of:=&quot;&lt;td&gt;&quot;&amp;[.K7] &amp; &quot;: {movie.&quot; &amp; [.K7] &amp;&quot;}&quot;&amp;&quot;&lt;/td&gt;&quot;" office:value-type="string" office:string-value="&lt;td&gt;Writer: {movie.Writer}&lt;/td&gt;">
            <text:p>&lt;td&gt;Writer: {movie.Writer}&lt;/td&gt;</text:p>
          </table:table-cell>
          <table:table-cell table:formula="of:=&quot;&lt;td&gt;&quot;&amp;[.L7] &amp; &quot;: {movie.&quot; &amp; [.L7] &amp;&quot;}&quot;&amp;&quot;&lt;/td&gt;&quot;" office:value-type="string" office:string-value="&lt;td&gt;Plot: {movie.Plot}&lt;/td&gt;">
            <text:p>&lt;td&gt;Plot: {movie.Plot}&lt;/td&gt;</text:p>
          </table:table-cell>
          <table:table-cell table:formula="of:=&quot;&lt;td&gt;&quot;&amp;[.M7] &amp; &quot;: {movie.&quot; &amp; [.M7] &amp;&quot;}&quot;&amp;&quot;&lt;/td&gt;&quot;" office:value-type="string" office:string-value="&lt;td&gt;Language: {movie.Language}&lt;/td&gt;">
            <text:p>&lt;td&gt;Language: {movie.Language}&lt;/td&gt;</text:p>
          </table:table-cell>
          <table:table-cell table:formula="of:=&quot;&lt;td&gt;&quot;&amp;[.N7] &amp; &quot;: {movie.&quot; &amp; [.N7] &amp;&quot;}&quot;&amp;&quot;&lt;/td&gt;&quot;" office:value-type="string" office:string-value="&lt;td&gt;Country: {movie.Country}&lt;/td&gt;">
            <text:p>&lt;td&gt;Country: {movie.Country}&lt;/td&gt;</text:p>
          </table:table-cell>
          <table:table-cell table:formula="of:=&quot;&lt;td&gt;&quot;&amp;[.O7] &amp; &quot;: {movie.&quot; &amp; [.O7] &amp;&quot;}&quot;&amp;&quot;&lt;/td&gt;&quot;" office:value-type="string" office:string-value="&lt;td&gt;Awards: {movie.Awards}&lt;/td&gt;">
            <text:p>&lt;td&gt;Awards: {movie.Awards}&lt;/td&gt;</text:p>
          </table:table-cell>
          <table:table-cell table:formula="of:=&quot;&lt;td&gt;&quot;&amp;[.P7] &amp; &quot;: {movie.&quot; &amp; [.P7] &amp;&quot;}&quot;&amp;&quot;&lt;/td&gt;&quot;" office:value-type="string" office:string-value="&lt;td&gt;Poster: {movie.Poster}&lt;/td&gt;">
            <text:p>&lt;td&gt;Poster: {movie.Poster}&lt;/td&gt;</text:p>
          </table:table-cell>
          <table:table-cell table:formula="of:=&quot;&lt;td&gt;&quot;&amp;[.Q7] &amp; &quot;: {movie.&quot; &amp; [.Q7] &amp;&quot;}&quot;&amp;&quot;&lt;/td&gt;&quot;" office:value-type="string" office:string-value="&lt;td&gt;Ratings: {movie.Ratings}&lt;/td&gt;">
            <text:p>&lt;td&gt;Ratings: {movie.Ratings}&lt;/td&gt;</text:p>
          </table:table-cell>
          <table:table-cell table:formula="of:=&quot;&lt;td&gt;&quot;&amp;[.R7] &amp; &quot;: {movie.&quot; &amp; [.R7] &amp;&quot;}&quot;&amp;&quot;&lt;/td&gt;&quot;" office:value-type="string" office:string-value="&lt;td&gt;Source: {movie.Source}&lt;/td&gt;">
            <text:p>&lt;td&gt;Source: {movie.Source}&lt;/td&gt;</text:p>
          </table:table-cell>
          <table:table-cell table:formula="of:=&quot;&lt;td&gt;&quot;&amp;[.S7] &amp; &quot;: {movie.&quot; &amp; [.S7] &amp;&quot;}&quot;&amp;&quot;&lt;/td&gt;&quot;" office:value-type="string" office:string-value="&lt;td&gt;Value: {movie.Value}&lt;/td&gt;">
            <text:p>&lt;td&gt;Value: {movie.Value}&lt;/td&gt;</text:p>
          </table:table-cell>
          <table:table-cell table:formula="of:=&quot;&lt;td&gt;&quot;&amp;[.T7] &amp; &quot;: {movie.&quot; &amp; [.T7] &amp;&quot;}&quot;&amp;&quot;&lt;/td&gt;&quot;" office:value-type="string" office:string-value="&lt;td&gt;Source: {movie.Source}&lt;/td&gt;">
            <text:p>&lt;td&gt;Source: {movie.Source}&lt;/td&gt;</text:p>
          </table:table-cell>
          <table:table-cell table:formula="of:=&quot;&lt;td&gt;&quot;&amp;[.U7] &amp; &quot;: {movie.&quot; &amp; [.U7] &amp;&quot;}&quot;&amp;&quot;&lt;/td&gt;&quot;" office:value-type="string" office:string-value="&lt;td&gt;Value: {movie.Value}&lt;/td&gt;">
            <text:p>&lt;td&gt;Value: {movie.Value}&lt;/td&gt;</text:p>
          </table:table-cell>
          <table:table-cell table:formula="of:=&quot;&lt;td&gt;&quot;&amp;[.V7] &amp; &quot;: {movie.&quot; &amp; [.V7] &amp;&quot;}&quot;&amp;&quot;&lt;/td&gt;&quot;" office:value-type="string" office:string-value="&lt;td&gt;Source: {movie.Source}&lt;/td&gt;">
            <text:p>&lt;td&gt;Source: {movie.Source}&lt;/td&gt;</text:p>
          </table:table-cell>
          <table:table-cell table:formula="of:=&quot;&lt;td&gt;&quot;&amp;[.W7] &amp; &quot;: {movie.&quot; &amp; [.W7] &amp;&quot;}&quot;&amp;&quot;&lt;/td&gt;&quot;" office:value-type="string" office:string-value="&lt;td&gt;Value: {movie.Value}&lt;/td&gt;">
            <text:p>&lt;td&gt;Value: {movie.Value}&lt;/td&gt;</text:p>
          </table:table-cell>
          <table:table-cell table:formula="of:=&quot;&lt;td&gt;&quot;&amp;[.X7] &amp; &quot;: {movie.&quot; &amp; [.X7] &amp;&quot;}&quot;&amp;&quot;&lt;/td&gt;&quot;" office:value-type="string" office:string-value="&lt;td&gt;Metascore: {movie.Metascore}&lt;/td&gt;">
            <text:p>&lt;td&gt;Metascore: {movie.Metascore}&lt;/td&gt;</text:p>
          </table:table-cell>
          <table:table-cell table:formula="of:=&quot;&lt;td&gt;&quot;&amp;[.Y7] &amp; &quot;: {movie.&quot; &amp; [.Y7] &amp;&quot;}&quot;&amp;&quot;&lt;/td&gt;&quot;" office:value-type="string" office:string-value="&lt;td&gt;imdbRating: {movie.imdbRating}&lt;/td&gt;">
            <text:p>&lt;td&gt;imdbRating: {movie.imdbRating}&lt;/td&gt;</text:p>
          </table:table-cell>
          <table:table-cell table:formula="of:=&quot;&lt;td&gt;&quot;&amp;[.Z7] &amp; &quot;: {movie.&quot; &amp; [.Z7] &amp;&quot;}&quot;&amp;&quot;&lt;/td&gt;&quot;" office:value-type="string" office:string-value="&lt;td&gt;imdbVotes: {movie.imdbVotes}&lt;/td&gt;">
            <text:p>&lt;td&gt;imdbVotes: {movie.imdbVotes}&lt;/td&gt;</text:p>
          </table:table-cell>
          <table:table-cell table:formula="of:=&quot;&lt;td&gt;&quot;&amp;[.AA7] &amp; &quot;: {movie.&quot; &amp; [.AA7] &amp;&quot;}&quot;&amp;&quot;&lt;/td&gt;&quot;" office:value-type="string" office:string-value="&lt;td&gt;imdbID: {movie.imdbID}&lt;/td&gt;">
            <text:p>&lt;td&gt;imdbID: {movie.imdbID}&lt;/td&gt;</text:p>
          </table:table-cell>
          <table:table-cell table:formula="of:=&quot;&lt;td&gt;&quot;&amp;[.AB7] &amp; &quot;: {movie.&quot; &amp; [.AB7] &amp;&quot;}&quot;&amp;&quot;&lt;/td&gt;&quot;" office:value-type="string" office:string-value="&lt;td&gt;Type: {movie.Type}&lt;/td&gt;">
            <text:p>&lt;td&gt;Type: {movie.Type}&lt;/td&gt;</text:p>
          </table:table-cell>
          <table:table-cell table:formula="of:=&quot;&lt;td&gt;&quot;&amp;[.AC7] &amp; &quot;: {movie.&quot; &amp; [.AC7] &amp;&quot;}&quot;&amp;&quot;&lt;/td&gt;&quot;" office:value-type="string" office:string-value="&lt;td&gt;DVD: {movie.DVD}&lt;/td&gt;">
            <text:p>&lt;td&gt;DVD: {movie.DVD}&lt;/td&gt;</text:p>
          </table:table-cell>
          <table:table-cell table:formula="of:=&quot;&lt;td&gt;&quot;&amp;[.AD7] &amp; &quot;: {movie.&quot; &amp; [.AD7] &amp;&quot;}&quot;&amp;&quot;&lt;/td&gt;&quot;" office:value-type="string" office:string-value="&lt;td&gt;BoxOffice: {movie.BoxOffice}&lt;/td&gt;">
            <text:p>&lt;td&gt;BoxOffice: {movie.BoxOffice}&lt;/td&gt;</text:p>
          </table:table-cell>
          <table:table-cell table:formula="of:=&quot;&lt;td&gt;&quot;&amp;[.AE7] &amp; &quot;: {movie.&quot; &amp; [.AE7] &amp;&quot;}&quot;&amp;&quot;&lt;/td&gt;&quot;" office:value-type="string" office:string-value="&lt;td&gt;Production: {movie.Production}&lt;/td&gt;">
            <text:p>&lt;td&gt;Production: {movie.Production}&lt;/td&gt;</text:p>
          </table:table-cell>
          <table:table-cell table:formula="of:=&quot;&lt;td&gt;&quot;&amp;[.AF7] &amp; &quot;: {movie.&quot; &amp; [.AF7] &amp;&quot;}&quot;&amp;&quot;&lt;/td&gt;&quot;" office:value-type="string" office:string-value="&lt;td&gt;Website: {movie.Website}&lt;/td&gt;">
            <text:p>&lt;td&gt;Website: {movie.Website}&lt;/td&gt;</text:p>
          </table:table-cell>
          <table:table-cell table:formula="of:=&quot;&lt;td&gt;&quot;&amp;[.AG7] &amp; &quot;: {movie.&quot; &amp; [.AG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H7] &amp; &quot;: {movie.&quot; &amp; [.AH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I7] &amp; &quot;: {movie.&quot; &amp; [.AI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J7] &amp; &quot;: {movie.&quot; &amp; [.AJ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K7] &amp; &quot;: {movie.&quot; &amp; [.AK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L7] &amp; &quot;: {movie.&quot; &amp; [.AL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M7] &amp; &quot;: {movie.&quot; &amp; [.AM7] &amp;&quot;}&quot;&amp;&quot;&lt;/td&gt;&quot;" office:value-type="string" office:string-value="&lt;td&gt;: {movie.}&lt;/td&gt;">
            <text:p>&lt;td&gt;: {movie.}&lt;/td&gt;</text:p>
          </table:table-cell>
          <table:table-cell table:formula="of:=&quot;&lt;td&gt;&quot;&amp;[.AN7] &amp; &quot;: {movie.&quot; &amp; [.AN7] &amp;&quot;}&quot;&amp;&quot;&lt;/td&gt;&quot;" office:value-type="string" office:string-value="&lt;td&gt;: {movie.}&lt;/td&gt;">
            <text:p>&lt;td&gt;: {movie.}&lt;/td&gt;</text:p>
          </table:table-cell>
        </table:table-row>
        <table:table-row table:style-name="ro1" table:number-rows-repeated="4">
          <table:table-cell table:number-columns-repeated="40"/>
        </table:table-row>
        <table:table-row table:style-name="ro2">
          <table:table-cell office:value-type="string">
            <text:p>&lt;p&gt;Title: {movie.Title}&lt;/p&gt;</text:p>
          </table:table-cell>
          <table:table-cell office:value-type="string">
            <text:p>&lt;td&gt;Title: {movie.Title}&lt;/td&gt;</text:p>
          </table:table-cell>
          <table:table-cell table:number-columns-repeated="38"/>
        </table:table-row>
        <table:table-row table:style-name="ro2">
          <table:table-cell office:value-type="string">
            <text:p>&lt;p&gt;Year: {movie.Year}&lt;/p&gt;</text:p>
          </table:table-cell>
          <table:table-cell office:value-type="string">
            <text:p>&lt;td&gt;Year: {movie.Year}&lt;/td&gt;</text:p>
          </table:table-cell>
          <table:table-cell table:number-columns-repeated="38"/>
        </table:table-row>
        <table:table-row table:style-name="ro2">
          <table:table-cell office:value-type="string">
            <text:p>&lt;p&gt;Rated: {movie.Rated}&lt;/p&gt;</text:p>
          </table:table-cell>
          <table:table-cell office:value-type="string">
            <text:p>&lt;td&gt;Rated: {movie.Rated}&lt;/td&gt;</text:p>
          </table:table-cell>
          <table:table-cell table:number-columns-repeated="38"/>
        </table:table-row>
        <table:table-row table:style-name="ro2">
          <table:table-cell office:value-type="string">
            <text:p>&lt;p&gt;Released : {movie.Released }&lt;/p&gt;</text:p>
          </table:table-cell>
          <table:table-cell office:value-type="string">
            <text:p>&lt;td&gt;Released : {movie.Released }&lt;/td&gt;</text:p>
          </table:table-cell>
          <table:table-cell table:number-columns-repeated="38"/>
        </table:table-row>
        <table:table-row table:style-name="ro2">
          <table:table-cell office:value-type="string">
            <text:p>&lt;p&gt;Runtime: {movie.Runtime}&lt;/p&gt;</text:p>
          </table:table-cell>
          <table:table-cell office:value-type="string">
            <text:p>&lt;td&gt;Runtime: {movie.Runtime}&lt;/td&gt;</text:p>
          </table:table-cell>
          <table:table-cell table:number-columns-repeated="38"/>
        </table:table-row>
        <table:table-row table:style-name="ro2">
          <table:table-cell office:value-type="string">
            <text:p>&lt;p&gt;Genre: {movie.Genre}&lt;/p&gt;</text:p>
          </table:table-cell>
          <table:table-cell office:value-type="string">
            <text:p>&lt;td&gt;Genre: {movie.Genre}&lt;/td&gt;</text:p>
          </table:table-cell>
          <table:table-cell table:number-columns-repeated="38"/>
        </table:table-row>
        <table:table-row table:style-name="ro2">
          <table:table-cell office:value-type="string">
            <text:p>&lt;p&gt;Director: {movie.Director}&lt;/p&gt;</text:p>
          </table:table-cell>
          <table:table-cell office:value-type="string">
            <text:p>&lt;td&gt;Director: {movie.Director}&lt;/td&gt;</text:p>
          </table:table-cell>
          <table:table-cell table:number-columns-repeated="38"/>
        </table:table-row>
        <table:table-row table:style-name="ro2">
          <table:table-cell office:value-type="string">
            <text:p>&lt;p&gt;Writer: {movie.Writer}&lt;/p&gt;</text:p>
          </table:table-cell>
          <table:table-cell office:value-type="string">
            <text:p>&lt;td&gt;Writer: {movie.Writer}&lt;/td&gt;</text:p>
          </table:table-cell>
          <table:table-cell table:number-columns-repeated="38"/>
        </table:table-row>
        <table:table-row table:style-name="ro2">
          <table:table-cell office:value-type="string">
            <text:p>&lt;p&gt;Plot: {movie.Plot}&lt;/p&gt;</text:p>
          </table:table-cell>
          <table:table-cell office:value-type="string">
            <text:p>&lt;td&gt;Plot: {movie.Plot}&lt;/td&gt;</text:p>
          </table:table-cell>
          <table:table-cell table:number-columns-repeated="38"/>
        </table:table-row>
        <table:table-row table:style-name="ro2">
          <table:table-cell office:value-type="string">
            <text:p>&lt;p&gt;Language: {movie.Language}&lt;/p&gt;</text:p>
          </table:table-cell>
          <table:table-cell office:value-type="string">
            <text:p>&lt;td&gt;Language: {movie.Language}&lt;/td&gt;</text:p>
          </table:table-cell>
          <table:table-cell table:number-columns-repeated="38"/>
        </table:table-row>
        <table:table-row table:style-name="ro2">
          <table:table-cell office:value-type="string">
            <text:p>&lt;p&gt;Country: {movie.Country}&lt;/p&gt;</text:p>
          </table:table-cell>
          <table:table-cell office:value-type="string">
            <text:p>&lt;td&gt;Country: {movie.Country}&lt;/td&gt;</text:p>
          </table:table-cell>
          <table:table-cell table:number-columns-repeated="38"/>
        </table:table-row>
        <table:table-row table:style-name="ro2">
          <table:table-cell office:value-type="string">
            <text:p>&lt;p&gt;Awards: {movie.Awards}&lt;/p&gt;</text:p>
          </table:table-cell>
          <table:table-cell office:value-type="string">
            <text:p>&lt;td&gt;Awards: {movie.Awards}&lt;/td&gt;</text:p>
          </table:table-cell>
          <table:table-cell table:number-columns-repeated="38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.06.2018</text:date>, <text:time>23:10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2:25:55.63</meta:creation-date>
    <dc:date>2018-06-25T23:10:38.62</dc:date>
    <meta:editing-duration>PT14M11S</meta:editing-duration>
    <meta:editing-cycles>1</meta:editing-cycles>
    <meta:document-statistic meta:table-count="3" meta:cell-count="135" meta:object-count="0"/>
    <meta:generator>OpenOffice/4.1.3$Win32 OpenOffice.org_project/413m1$Build-9783</meta:generator>
  </office:meta>
</office:document-meta>
</file>